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7f6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SAN CARLOS DE GUATEMALA</text:p>
      <text:p text:style-name="P1">ARQUITECTURA DE COMPUTADORAS Y ENSAMBLADORES 1</text:p>
      <text:p text:style-name="P1">SECCIÓN B</text:p>
      <text:p text:style-name="P1">PRIMER SEMESTRE 202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 <text:span text:style-name="T1">2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1801263 Audrie Annelisse del Cid Ochoa</text:p>
      <text:p text:style-name="P1">201700499 Grethel Vilchez Suarez</text:p>
      <text:p text:style-name="P1">201700569 Keila Avril Vilchez Suarez</text:p>
      <text:p text:style-name="P1">201731087 José Fernando Guerra Muñoz</text:p>
      <text:p text:style-name="P1">201404334 Jorge Luis Argueta Riv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20:57:34.159819781</meta:creation-date>
    <dc:date>2021-02-19T20:59:11.991244902</dc:date>
    <meta:editing-duration>PT1M38S</meta:editing-duration>
    <meta:editing-cycles>1</meta:editing-cycles>
    <meta:document-statistic meta:table-count="0" meta:image-count="0" meta:object-count="0" meta:page-count="1" meta:paragraph-count="10" meta:word-count="43" meta:character-count="298" meta:non-whitespace-character-count="265"/>
    <meta:generator>LibreOffice/6.4.6.2$Linux_X86_64 LibreOffice_project/40$Build-2</meta:generator>
  </office:meta>
</office:document-meta>
</file>